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Nimbus Roman No9 L2" svg:font-family="'Nimbus Roman No9 L'" style:font-adornments="Regular" style:font-family-generic="system" style:font-pitch="variable"/>
    <style:font-face style:name="Nimbus Roman No9 L3" svg:font-family="'Nimbus Roman No9 L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71cm" fo:min-width="3.62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6.866cm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textarea-horizontal-align="justify" draw:textarea-vertical-align="middle" draw:auto-grow-height="false" fo:min-height="0.766cm" fo:min-width="4.199cm"/>
      <style:paragraph-properties style:writing-mode="lr-tb"/>
    </style:style>
    <style:style style:name="gr4" style:family="graphic" style:parent-style-name="standard" style:list-style-name="L1">
      <style:graphic-properties draw:stroke="none" svg:stroke-width="0cm" draw:textarea-horizontal-align="justify" draw:textarea-vertical-align="middle" draw:auto-grow-height="false" fo:min-height="0.766cm" fo:min-width="4.199cm"/>
      <style:paragraph-properties style:writing-mode="lr-tb"/>
    </style:style>
    <style:style style:name="gr5" style:family="graphic" style:parent-style-name="objectwithoutfill">
      <style:graphic-properties svg:stroke-width="0.035cm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">
        <draw:custom-shape draw:style-name="gr1" draw:text-style-name="P1" draw:layer="layout" svg:width="7.366cm" svg:height="1.465cm" svg:x="0.486cm" svg:y="2.816cm">
          <text:p text:style-name="P1">Décodeur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xml:id="id1" draw:id="id1" draw:layer="layout" svg:width="7.366cm" svg:height="1.778cm" svg:x="0.513cm" svg:y="0.56cm">
          <text:p text:style-name="P1">Résumé en françai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66cm" svg:height="1.465cm" svg:x="0.405cm" svg:y="4.893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4.699cm" svg:height="1.016cm" svg:x="1.785cm" svg:y="5.218cm">
          <text:p text:style-name="P2">Encodeu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366cm" svg:height="1.778cm" svg:x="0.513cm" svg:y="6.86cm">
          <text:p text:style-name="P1">Texte long <text:s/>en françai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7.366cm" svg:height="1.465cm" svg:x="12.686cm" svg:y="2.816cm">
          <text:p text:style-name="P1">Décodeur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7.366cm" svg:height="1.778cm" svg:x="12.713cm" svg:y="0.56cm">
          <text:p text:style-name="P1">Résumé en anglai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66cm" svg:height="1.465cm" svg:x="12.605cm" svg:y="4.893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2" draw:layer="layout" svg:width="4.699cm" svg:height="1.016cm" svg:x="13.985cm" svg:y="5.218cm">
          <text:p text:style-name="P2">Encodeur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7.366cm" svg:height="1.778cm" svg:x="12.713cm" svg:y="6.86cm">
          <text:p text:style-name="P1">Résumé en françai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curve" svg:x1="7.879cm" svg:y1="1.449cm" svg:x2="12.713cm" svg:y2="7.749cm" draw:start-shape="id1" draw:start-glue-point="1" draw:end-shape="id2" draw:end-glue-point="3" svg:d="M7879 1449c3625 0 1209 6300 4834 6300" svg:viewBox="0 0 4835 63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Nimbus Roman No9 L2" svg:font-family="'Nimbus Roman No9 L'" style:font-adornments="Regular" style:font-family-generic="system" style:font-pitch="variable"/>
    <style:font-face style:name="Nimbus Roman No9 L3" svg:font-family="'Nimbus Roman No9 L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DZ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imbus Roman No9 L1" fo:font-family="'Nimbus Roman No9 L'" style:font-style-name="Regular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none"/>
      <style:paragraph-properties style:writing-mode="lr-tb"/>
      <style:text-properties style:font-name="Nimbus Roman No9 L1" fo:font-family="'Nimbus Roman No9 L'" style:font-style-name="Regular" style:font-family-generic="roman" style:font-pitch="variable" fo:font-size="14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draw:stroke-dash="Ultrafine_20_Dashed" svg:stroke-width="0.03cm" svg:stroke-color="#000000" draw:marker-start="Arrow" draw:marker-start-width="0.13cm" draw:marker-start-center="true" draw:marker-end-width="0.13cm" draw:fill="none" draw:fill-image-width="0cm" draw:fill-image-height="0cm"/>
      <style:paragraph-properties style:writing-mode="lr-tb"/>
      <style:text-properties style:font-name="Nimbus Roman No9 L1" fo:font-family="'Nimbus Roman No9 L'" style:font-style-name="Regular" style:font-family-generic="roman" style:font-pitch="variable" fo:font-size="14pt" style:font-name-complex="Nimbus Roman No9 L1" style:font-family-complex="'Nimbus Roman No9 L'" style:font-style-name-complex="Regular" style:font-family-generic-complex="roman" style:font-pitch-complex="variable" style:font-size-complex="16pt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4" draw:fill="none"/>
      <style:paragraph-properties style:writing-mode="lr-tb"/>
      <style:text-properties style:font-name="Nimbus Roman No9 L1" fo:font-family="'Nimbus Roman No9 L'" style:font-style-name="Regular" style:font-family-generic="roman" style:font-pitch="variable" fo:font-size="14pt"/>
    </style:style>
    <style:style style:name="textbody" style:family="graphic" style:parent-style-name="standard">
      <style:graphic-properties draw:stroke="none" draw:stroke-dash="Dashed_20__28_var_29__20_4" draw:fill="none"/>
      <style:paragraph-properties style:writing-mode="lr-tb"/>
      <style:text-properties style:font-name="Nimbus Roman No9 L1" fo:font-family="'Nimbus Roman No9 L'" style:font-style-name="Regular" style:font-family-generic="roman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5f_separate" style:display-name="line_separate" style:family="graphic" style:parent-style-name="objectwithoutfill">
      <style:graphic-properties draw:stroke="dash" draw:stroke-dash="Fine_20_Dashed" svg:stroke-width="0.203cm" draw:marker-start-width="0.508cm" draw:marker-end-width="0.508cm" draw:fill="none" draw:textarea-vertical-align="middle"/>
      <style:paragraph-properties fo:text-align="center" style:writing-mode="lr-tb"/>
    </style:style>
    <style:style style:name="Default2" style:family="graphic" style:parent-style-name="standard">
      <style:graphic-properties draw:stroke="solid" draw:stroke-dash="Dashed_20__28_var_29__20_4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ar" style:country-complex="DZ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.09cm" fo:margin-bottom="0.09cm" fo:margin-left="0.07cm" fo:margin-right="0.07cm" fo:page-width="20.523cm" fo:page-height="8.9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d166454616c1632304285822f9c83ce2e660fd92</meta:generator>
    <dc:title/>
    <meta:initial-creator>Unknown</meta:initial-creator>
    <meta:editing-cycles>38</meta:editing-cycles>
    <dc:date>2022-04-07T13:58:08.774968775</dc:date>
    <meta:creation-date>2016-08-10T12:12:58</meta:creation-date>
    <meta:editing-duration>PT9H4M56S</meta:editing-duration>
    <meta:document-statistic meta:object-count="11"/>
    <meta:user-defined meta:name="email">kariminfo0@gmail.com</meta:user-defined>
  </office:meta>
</office:document-meta>
</file>